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7043in" svg:height="5.4169in" svg:x="9.7669in" svg:y="0.7949in">
            <draw:object draw:notify-on-update-of-ranges="Sheet1.A2:Sheet1.A22 Sheet1.B2:Sheet1.B22 Sheet1.G2:Sheet1.G52 Sheet1.H2:Sheet1.H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5" table:default-cell-style-name="ce1"/>
        <table:table-row table:style-name="ro1">
          <table:table-cell table:style-name="ce1" office:value-type="string" calcext:value-type="string">
            <text:p>Xavier's</text:p>
          </table:table-cell>
          <table:table-cell table:style-name="ce2" table:number-columns-repeated="4"/>
          <table:table-cell/>
          <table:table-cell office:value-type="string" calcext:value-type="string" table:number-columns-spanned="5" table:number-rows-spanned="1">
            <text:p>Using python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E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office:value-type="string" calcext:value-type="string">
            <text:p>En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868.5" calcext:value-type="float">
            <text:p>868.5</text:p>
          </table:table-cell>
          <table:table-cell table:style-name="ce1" office:value-type="float" office:value="711.1" calcext:value-type="float">
            <text:p>711.1</text:p>
          </table:table-cell>
          <table:table-cell table:style-name="ce1" office:value-type="float" office:value="466.33" calcext:value-type="float">
            <text:p>466.33</text:p>
          </table:table-cell>
          <table:table-cell table:style-name="ce1" office:value-type="float" office:value="154.4" calcext:value-type="float">
            <text:p>154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9.01" calcext:value-type="float">
            <text:p>949.01</text:p>
          </table:table-cell>
          <table:table-cell office:value-type="float" office:value="411.93" calcext:value-type="float">
            <text:p>411.93</text:p>
          </table:table-cell>
          <table:table-cell office:value-type="float" office:value="265.7" calcext:value-type="float">
            <text:p>265.7</text:p>
          </table:table-cell>
          <table:table-cell office:value-type="float" office:value="3216.1" calcext:value-type="float">
            <text:p>3216.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565.36" calcext:value-type="float">
            <text:p>565.36</text:p>
          </table:table-cell>
          <table:table-cell table:style-name="ce1" office:value-type="float" office:value="461.29" calcext:value-type="float">
            <text:p>461.29</text:p>
          </table:table-cell>
          <table:table-cell table:style-name="ce1" office:value-type="float" office:value="305.91" calcext:value-type="float">
            <text:p>305.91</text:p>
          </table:table-cell>
          <table:table-cell table:style-name="ce1" office:value-type="float" office:value="106.86" calcext:value-type="float">
            <text:p>106.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3.08" calcext:value-type="float">
            <text:p>613.08</text:p>
          </table:table-cell>
          <table:table-cell office:value-type="float" office:value="509.33" calcext:value-type="float">
            <text:p>509.33</text:p>
          </table:table-cell>
          <table:table-cell office:value-type="float" office:value="317.9" calcext:value-type="float">
            <text:p>317.9</text:p>
          </table:table-cell>
          <table:table-cell office:value-type="float" office:value="759.23" calcext:value-type="float">
            <text:p>759.23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22.39" calcext:value-type="float">
            <text:p>422.39</text:p>
          </table:table-cell>
          <table:table-cell table:style-name="ce1" office:value-type="float" office:value="348.18" calcext:value-type="float">
            <text:p>348.18</text:p>
          </table:table-cell>
          <table:table-cell table:style-name="ce1" office:value-type="float" office:value="226.74" calcext:value-type="float">
            <text:p>226.74</text:p>
          </table:table-cell>
          <table:table-cell table:style-name="ce1"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1.4" calcext:value-type="float">
            <text:p>501.4</text:p>
          </table:table-cell>
          <table:table-cell office:value-type="float" office:value="435.46" calcext:value-type="float">
            <text:p>435.46</text:p>
          </table:table-cell>
          <table:table-cell office:value-type="float" office:value="274.55" calcext:value-type="float">
            <text:p>274.55</text:p>
          </table:table-cell>
          <table:table-cell office:value-type="float" office:value="353.56" calcext:value-type="float">
            <text:p>353.5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35.73" calcext:value-type="float">
            <text:p>335.73</text:p>
          </table:table-cell>
          <table:table-cell table:style-name="ce1" office:value-type="float" office:value="277.29" calcext:value-type="float">
            <text:p>277.29</text:p>
          </table:table-cell>
          <table:table-cell table:style-name="ce1" office:value-type="float" office:value="183.99" calcext:value-type="float">
            <text:p>183.99</text:p>
          </table:table-cell>
          <table:table-cell table:style-name="ce1" office:value-type="float" office:value="62" calcext:value-type="float">
            <text:p>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15.91" calcext:value-type="float">
            <text:p>415.91</text:p>
          </table:table-cell>
          <table:table-cell office:value-type="float" office:value="362.44" calcext:value-type="float">
            <text:p>362.44</text:p>
          </table:table-cell>
          <table:table-cell office:value-type="float" office:value="229.86" calcext:value-type="float">
            <text:p>229.86</text:p>
          </table:table-cell>
          <table:table-cell office:value-type="float" office:value="213.57" calcext:value-type="float">
            <text:p>213.57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7.12" calcext:value-type="float">
            <text:p>277.12</text:p>
          </table:table-cell>
          <table:table-cell table:style-name="ce1" office:value-type="float" office:value="229.04" calcext:value-type="float">
            <text:p>229.04</text:p>
          </table:table-cell>
          <table:table-cell table:style-name="ce1" office:value-type="float" office:value="152.5" calcext:value-type="float">
            <text:p>152.5</text:p>
          </table:table-cell>
          <table:table-cell table:style-name="ce1" office:value-type="float" office:value="54" calcext:value-type="float">
            <text:p>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1.08" calcext:value-type="float">
            <text:p>351.08</text:p>
          </table:table-cell>
          <table:table-cell office:value-type="float" office:value="305.28" calcext:value-type="float">
            <text:p>305.28</text:p>
          </table:table-cell>
          <table:table-cell office:value-type="float" office:value="194.31" calcext:value-type="float">
            <text:p>194.31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4.83" calcext:value-type="float">
            <text:p>234.83</text:p>
          </table:table-cell>
          <table:table-cell table:style-name="ce1" office:value-type="float" office:value="193.96" calcext:value-type="float">
            <text:p>193.96</text:p>
          </table:table-cell>
          <table:table-cell table:style-name="ce1" office:value-type="float" office:value="129.54" calcext:value-type="float">
            <text:p>129.54</text:p>
          </table:table-cell>
          <table:table-cell table:style-name="ce1" office:value-type="float" office:value="46" calcext:value-type="float">
            <text:p>4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1.54" calcext:value-type="float">
            <text:p>301.54</text:p>
          </table:table-cell>
          <table:table-cell office:value-type="float" office:value="261.4" calcext:value-type="float">
            <text:p>261.4</text:p>
          </table:table-cell>
          <table:table-cell office:value-type="float" office:value="166.8" calcext:value-type="float">
            <text:p>166.8</text:p>
          </table:table-cell>
          <table:table-cell office:value-type="float" office:value="109.53" calcext:value-type="float">
            <text:p>109.53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2.94" calcext:value-type="float">
            <text:p>202.94</text:p>
          </table:table-cell>
          <table:table-cell table:style-name="ce1" office:value-type="float" office:value="167.28" calcext:value-type="float">
            <text:p>167.28</text:p>
          </table:table-cell>
          <table:table-cell table:style-name="ce1" office:value-type="float" office:value="112.04" calcext:value-type="float">
            <text:p>112.04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2.96" calcext:value-type="float">
            <text:p>262.96</text:p>
          </table:table-cell>
          <table:table-cell office:value-type="float" office:value="227.26" calcext:value-type="float">
            <text:p>227.26</text:p>
          </table:table-cell>
          <table:table-cell office:value-type="float" office:value="145.28" calcext:value-type="float">
            <text:p>145.28</text:p>
          </table:table-cell>
          <table:table-cell office:value-type="float" office:value="85.824" calcext:value-type="float">
            <text:p>85.824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8.1" calcext:value-type="float">
            <text:p>178.1</text:p>
          </table:table-cell>
          <table:table-cell table:style-name="ce1" office:value-type="float" office:value="146.32" calcext:value-type="float">
            <text:p>146.3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6" calcext:value-type="float">
            <text:p>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.29" calcext:value-type="float">
            <text:p>232.29</text:p>
          </table:table-cell>
          <table:table-cell office:value-type="float" office:value="200.18" calcext:value-type="float">
            <text:p>200.18</text:p>
          </table:table-cell>
          <table:table-cell office:value-type="float" office:value="128.15" calcext:value-type="float">
            <text:p>128.15</text:p>
          </table:table-cell>
          <table:table-cell office:value-type="float" office:value="69.717" calcext:value-type="float">
            <text:p>69.717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8.27" calcext:value-type="float">
            <text:p>158.27</text:p>
          </table:table-cell>
          <table:table-cell table:style-name="ce1" office:value-type="float" office:value="129.42" calcext:value-type="float">
            <text:p>129.42</text:p>
          </table:table-cell>
          <table:table-cell table:style-name="ce1" office:value-type="float" office:value="87.13" calcext:value-type="float">
            <text:p>87.13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7.44" calcext:value-type="float">
            <text:p>207.44</text:p>
          </table:table-cell>
          <table:table-cell office:value-type="float" office:value="178.28" calcext:value-type="float">
            <text:p>178.28</text:p>
          </table:table-cell>
          <table:table-cell office:value-type="float" office:value="114.26" calcext:value-type="float">
            <text:p>114.26</text:p>
          </table:table-cell>
          <table:table-cell office:value-type="float" office:value="58.166" calcext:value-type="float">
            <text:p>58.166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2.1" calcext:value-type="float">
            <text:p>142.1</text:p>
          </table:table-cell>
          <table:table-cell table:style-name="ce1" office:value-type="float" office:value="115.52" calcext:value-type="float">
            <text:p>115.52</text:p>
          </table:table-cell>
          <table:table-cell table:style-name="ce1" office:value-type="float" office:value="77.97" calcext:value-type="float">
            <text:p>77.97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6.96" calcext:value-type="float">
            <text:p>186.96</text:p>
          </table:table-cell>
          <table:table-cell office:value-type="float" office:value="160.27" calcext:value-type="float">
            <text:p>160.27</text:p>
          </table:table-cell>
          <table:table-cell office:value-type="float" office:value="102.82" calcext:value-type="float">
            <text:p>102.82</text:p>
          </table:table-cell>
          <table:table-cell office:value-type="float" office:value="49.537" calcext:value-type="float">
            <text:p>49.537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8.71" calcext:value-type="float">
            <text:p>128.71</text:p>
          </table:table-cell>
          <table:table-cell table:style-name="ce1" office:value-type="float" office:value="103.9" calcext:value-type="float">
            <text:p>103.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9.84" calcext:value-type="float">
            <text:p>169.84</text:p>
          </table:table-cell>
          <table:table-cell office:value-type="float" office:value="145.24" calcext:value-type="float">
            <text:p>145.24</text:p>
          </table:table-cell>
          <table:table-cell office:value-type="float" office:value="93.252" calcext:value-type="float">
            <text:p>93.252</text:p>
          </table:table-cell>
          <table:table-cell office:value-type="float" office:value="42.882" calcext:value-type="float">
            <text:p>42.882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7.46" calcext:value-type="float">
            <text:p>117.4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5.34" calcext:value-type="float">
            <text:p>155.34</text:p>
          </table:table-cell>
          <table:table-cell office:value-type="float" office:value="132.53" calcext:value-type="float">
            <text:p>132.53</text:p>
          </table:table-cell>
          <table:table-cell office:value-type="float" office:value="85.153" calcext:value-type="float">
            <text:p>85.153</text:p>
          </table:table-cell>
          <table:table-cell office:value-type="float" office:value="37.617" calcext:value-type="float">
            <text:p>37.617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7.89" calcext:value-type="float">
            <text:p>107.89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2.92" calcext:value-type="float">
            <text:p>142.92</text:p>
          </table:table-cell>
          <table:table-cell office:value-type="float" office:value="121.67" calcext:value-type="float">
            <text:p>121.67</text:p>
          </table:table-cell>
          <table:table-cell office:value-type="float" office:value="78.22" calcext:value-type="float">
            <text:p>78.22</text:p>
          </table:table-cell>
          <table:table-cell office:value-type="float" office:value="33.364" calcext:value-type="float">
            <text:p>33.364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0.82" calcext:value-type="float">
            <text:p>20.8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2.18" calcext:value-type="float">
            <text:p>132.18</text:p>
          </table:table-cell>
          <table:table-cell office:value-type="float" office:value="112.29" calcext:value-type="float">
            <text:p>112.29</text:p>
          </table:table-cell>
          <table:table-cell office:value-type="float" office:value="72.228" calcext:value-type="float">
            <text:p>72.228</text:p>
          </table:table-cell>
          <table:table-cell office:value-type="float" office:value="29.868" calcext:value-type="float">
            <text:p>29.868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2.81" calcext:value-type="float">
            <text:p>122.81</text:p>
          </table:table-cell>
          <table:table-cell office:value-type="float" office:value="104.12" calcext:value-type="float">
            <text:p>104.12</text:p>
          </table:table-cell>
          <table:table-cell office:value-type="float" office:value="67.003" calcext:value-type="float">
            <text:p>67.003</text:p>
          </table:table-cell>
          <table:table-cell office:value-type="float" office:value="26.951" calcext:value-type="float">
            <text:p>26.951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4.58" calcext:value-type="float">
            <text:p>114.58</text:p>
          </table:table-cell>
          <table:table-cell office:value-type="float" office:value="96.944" calcext:value-type="float">
            <text:p>96.944</text:p>
          </table:table-cell>
          <table:table-cell office:value-type="float" office:value="62.412" calcext:value-type="float">
            <text:p>62.412</text:p>
          </table:table-cell>
          <table:table-cell office:value-type="float" office:value="24.487" calcext:value-type="float">
            <text:p>24.487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2.33" calcext:value-type="float">
            <text:p>42.33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7.29" calcext:value-type="float">
            <text:p>107.29</text:p>
          </table:table-cell>
          <table:table-cell office:value-type="float" office:value="90.605" calcext:value-type="float">
            <text:p>90.605</text:p>
          </table:table-cell>
          <table:table-cell office:value-type="float" office:value="58.352" calcext:value-type="float">
            <text:p>58.352</text:p>
          </table:table-cell>
          <table:table-cell office:value-type="float" office:value="22.383" calcext:value-type="float">
            <text:p>22.383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0.8" calcext:value-type="float">
            <text:p>100.8</text:p>
          </table:table-cell>
          <table:table-cell office:value-type="float" office:value="84.967" calcext:value-type="float">
            <text:p>84.967</text:p>
          </table:table-cell>
          <table:table-cell office:value-type="float" office:value="54.738" calcext:value-type="float">
            <text:p>54.738</text:p>
          </table:table-cell>
          <table:table-cell office:value-type="float" office:value="20.569" calcext:value-type="float">
            <text:p>20.569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2.88" calcext:value-type="float">
            <text:p>52.8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4.989" calcext:value-type="float">
            <text:p>94.989</text:p>
          </table:table-cell>
          <table:table-cell office:value-type="float" office:value="79.926" calcext:value-type="float">
            <text:p>79.926</text:p>
          </table:table-cell>
          <table:table-cell office:value-type="float" office:value="51.505" calcext:value-type="float">
            <text:p>51.505</text:p>
          </table:table-cell>
          <table:table-cell office:value-type="float" office:value="18.992" calcext:value-type="float">
            <text:p>18.992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9.31" calcext:value-type="float">
            <text:p>49.3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9.76" calcext:value-type="float">
            <text:p>89.76</text:p>
          </table:table-cell>
          <table:table-cell office:value-type="float" office:value="75.394" calcext:value-type="float">
            <text:p>75.394</text:p>
          </table:table-cell>
          <table:table-cell office:value-type="float" office:value="48.596" calcext:value-type="float">
            <text:p>48.596</text:p>
          </table:table-cell>
          <table:table-cell office:value-type="float" office:value="17.61" calcext:value-type="float">
            <text:p>17.61</text:p>
          </table:table-cell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85.034" calcext:value-type="float">
            <text:p>85.034</text:p>
          </table:table-cell>
          <table:table-cell office:value-type="float" office:value="71.303" calcext:value-type="float">
            <text:p>71.303</text:p>
          </table:table-cell>
          <table:table-cell office:value-type="float" office:value="45.969" calcext:value-type="float">
            <text:p>45.969</text:p>
          </table:table-cell>
          <table:table-cell office:value-type="float" office:value="16.392" calcext:value-type="float">
            <text:p>16.392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80.744" calcext:value-type="float">
            <text:p>80.744</text:p>
          </table:table-cell>
          <table:table-cell office:value-type="float" office:value="67.592" calcext:value-type="float">
            <text:p>67.592</text:p>
          </table:table-cell>
          <table:table-cell office:value-type="float" office:value="43.585" calcext:value-type="float">
            <text:p>43.585</text:p>
          </table:table-cell>
          <table:table-cell office:value-type="float" office:value="15.312" calcext:value-type="float">
            <text:p>15.312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76.836" calcext:value-type="float">
            <text:p>76.836</text:p>
          </table:table-cell>
          <table:table-cell office:value-type="float" office:value="64.215" calcext:value-type="float">
            <text:p>64.215</text:p>
          </table:table-cell>
          <table:table-cell office:value-type="float" office:value="41.415" calcext:value-type="float">
            <text:p>41.415</text:p>
          </table:table-cell>
          <table:table-cell office:value-type="float" office:value="14.348" calcext:value-type="float">
            <text:p>14.34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73.262" calcext:value-type="float">
            <text:p>73.262</text:p>
          </table:table-cell>
          <table:table-cell office:value-type="float" office:value="61.131" calcext:value-type="float">
            <text:p>61.131</text:p>
          </table:table-cell>
          <table:table-cell office:value-type="float" office:value="39.431" calcext:value-type="float">
            <text:p>39.431</text:p>
          </table:table-cell>
          <table:table-cell office:value-type="float" office:value="13.485" calcext:value-type="float">
            <text:p>13.485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69.985" calcext:value-type="float">
            <text:p>69.985</text:p>
          </table:table-cell>
          <table:table-cell office:value-type="float" office:value="58.304" calcext:value-type="float">
            <text:p>58.304</text:p>
          </table:table-cell>
          <table:table-cell office:value-type="float" office:value="37.613" calcext:value-type="float">
            <text:p>37.613</text:p>
          </table:table-cell>
          <table:table-cell office:value-type="float" office:value="12.708" calcext:value-type="float">
            <text:p>12.708</text:p>
          </table:table-cell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66.971" calcext:value-type="float">
            <text:p>66.971</text:p>
          </table:table-cell>
          <table:table-cell office:value-type="float" office:value="55.705" calcext:value-type="float">
            <text:p>55.705</text:p>
          </table:table-cell>
          <table:table-cell office:value-type="float" office:value="35.941" calcext:value-type="float">
            <text:p>35.941</text:p>
          </table:table-cell>
          <table:table-cell office:value-type="float" office:value="12.006" calcext:value-type="float">
            <text:p>12.006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64.191" calcext:value-type="float">
            <text:p>64.191</text:p>
          </table:table-cell>
          <table:table-cell office:value-type="float" office:value="53.309" calcext:value-type="float">
            <text:p>53.309</text:p>
          </table:table-cell>
          <table:table-cell office:value-type="float" office:value="34.4" calcext:value-type="float">
            <text:p>34.4</text:p>
          </table:table-cell>
          <table:table-cell office:value-type="float" office:value="11.369" calcext:value-type="float">
            <text:p>11.369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61.62" calcext:value-type="float">
            <text:p>61.62</text:p>
          </table:table-cell>
          <table:table-cell office:value-type="float" office:value="51.095" calcext:value-type="float">
            <text:p>51.095</text:p>
          </table:table-cell>
          <table:table-cell office:value-type="float" office:value="32.975" calcext:value-type="float">
            <text:p>32.975</text:p>
          </table:table-cell>
          <table:table-cell office:value-type="float" office:value="10.79" calcext:value-type="float">
            <text:p>10.79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59.237" calcext:value-type="float">
            <text:p>59.237</text:p>
          </table:table-cell>
          <table:table-cell office:value-type="float" office:value="49.044" calcext:value-type="float">
            <text:p>49.044</text:p>
          </table:table-cell>
          <table:table-cell office:value-type="float" office:value="31.654" calcext:value-type="float">
            <text:p>31.654</text:p>
          </table:table-cell>
          <table:table-cell office:value-type="float" office:value="10.261" calcext:value-type="float">
            <text:p>10.261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57.024" calcext:value-type="float">
            <text:p>57.024</text:p>
          </table:table-cell>
          <table:table-cell office:value-type="float" office:value="47.14" calcext:value-type="float">
            <text:p>47.14</text:p>
          </table:table-cell>
          <table:table-cell office:value-type="float" office:value="30.429" calcext:value-type="float">
            <text:p>30.429</text:p>
          </table:table-cell>
          <table:table-cell office:value-type="float" office:value="9.7768" calcext:value-type="float">
            <text:p>9.7768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4.964" calcext:value-type="float">
            <text:p>54.964</text:p>
          </table:table-cell>
          <table:table-cell office:value-type="float" office:value="45.367" calcext:value-type="float">
            <text:p>45.367</text:p>
          </table:table-cell>
          <table:table-cell office:value-type="float" office:value="29.288" calcext:value-type="float">
            <text:p>29.288</text:p>
          </table:table-cell>
          <table:table-cell office:value-type="float" office:value="9.3323" calcext:value-type="float">
            <text:p>9.3323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53.043" calcext:value-type="float">
            <text:p>53.043</text:p>
          </table:table-cell>
          <table:table-cell office:value-type="float" office:value="43.715" calcext:value-type="float">
            <text:p>43.715</text:p>
          </table:table-cell>
          <table:table-cell office:value-type="float" office:value="28.224" calcext:value-type="float">
            <text:p>28.224</text:p>
          </table:table-cell>
          <table:table-cell office:value-type="float" office:value="8.9233" calcext:value-type="float">
            <text:p>8.9233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51.249" calcext:value-type="float">
            <text:p>51.249</text:p>
          </table:table-cell>
          <table:table-cell office:value-type="float" office:value="42.171" calcext:value-type="float">
            <text:p>42.171</text:p>
          </table:table-cell>
          <table:table-cell office:value-type="float" office:value="27.231" calcext:value-type="float">
            <text:p>27.231</text:p>
          </table:table-cell>
          <table:table-cell office:value-type="float" office:value="8.546" calcext:value-type="float">
            <text:p>8.546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49.57" calcext:value-type="float">
            <text:p>49.57</text:p>
          </table:table-cell>
          <table:table-cell office:value-type="float" office:value="40.727" calcext:value-type="float">
            <text:p>40.727</text:p>
          </table:table-cell>
          <table:table-cell office:value-type="float" office:value="26.301" calcext:value-type="float">
            <text:p>26.301</text:p>
          </table:table-cell>
          <table:table-cell office:value-type="float" office:value="8.1973" calcext:value-type="float">
            <text:p>8.1973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47.996" calcext:value-type="float">
            <text:p>47.996</text:p>
          </table:table-cell>
          <table:table-cell office:value-type="float" office:value="39.373" calcext:value-type="float">
            <text:p>39.373</text:p>
          </table:table-cell>
          <table:table-cell office:value-type="float" office:value="25.43" calcext:value-type="float">
            <text:p>25.43</text:p>
          </table:table-cell>
          <table:table-cell office:value-type="float" office:value="7.8743" calcext:value-type="float">
            <text:p>7.8743</text:p>
          </table:table-cell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46.519" calcext:value-type="float">
            <text:p>46.519</text:p>
          </table:table-cell>
          <table:table-cell office:value-type="float" office:value="38.102" calcext:value-type="float">
            <text:p>38.102</text:p>
          </table:table-cell>
          <table:table-cell office:value-type="float" office:value="24.612" calcext:value-type="float">
            <text:p>24.612</text:p>
          </table:table-cell>
          <table:table-cell office:value-type="float" office:value="7.5746" calcext:value-type="float">
            <text:p>7.5746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45.13" calcext:value-type="float">
            <text:p>45.13</text:p>
          </table:table-cell>
          <table:table-cell office:value-type="float" office:value="36.907" calcext:value-type="float">
            <text:p>36.907</text:p>
          </table:table-cell>
          <table:table-cell office:value-type="float" office:value="23.844" calcext:value-type="float">
            <text:p>23.844</text:p>
          </table:table-cell>
          <table:table-cell office:value-type="float" office:value="7.2961" calcext:value-type="float">
            <text:p>7.2961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43.824" calcext:value-type="float">
            <text:p>43.824</text:p>
          </table:table-cell>
          <table:table-cell office:value-type="float" office:value="35.782" calcext:value-type="float">
            <text:p>35.782</text:p>
          </table:table-cell>
          <table:table-cell office:value-type="float" office:value="23.12" calcext:value-type="float">
            <text:p>23.12</text:p>
          </table:table-cell>
          <table:table-cell office:value-type="float" office:value="7.0367" calcext:value-type="float">
            <text:p>7.0367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42.592" calcext:value-type="float">
            <text:p>42.592</text:p>
          </table:table-cell>
          <table:table-cell office:value-type="float" office:value="34.721" calcext:value-type="float">
            <text:p>34.721</text:p>
          </table:table-cell>
          <table:table-cell office:value-type="float" office:value="22.438" calcext:value-type="float">
            <text:p>22.438</text:p>
          </table:table-cell>
          <table:table-cell office:value-type="float" office:value="6.7948" calcext:value-type="float">
            <text:p>6.7948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41.43" calcext:value-type="float">
            <text:p>41.43</text:p>
          </table:table-cell>
          <table:table-cell office:value-type="float" office:value="33.72" calcext:value-type="float">
            <text:p>33.72</text:p>
          </table:table-cell>
          <table:table-cell office:value-type="float" office:value="21.795" calcext:value-type="float">
            <text:p>21.795</text:p>
          </table:table-cell>
          <table:table-cell office:value-type="float" office:value="6.569" calcext:value-type="float">
            <text:p>6.569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40.333" calcext:value-type="float">
            <text:p>40.333</text:p>
          </table:table-cell>
          <table:table-cell office:value-type="float" office:value="32.774" calcext:value-type="float">
            <text:p>32.774</text:p>
          </table:table-cell>
          <table:table-cell office:value-type="float" office:value="21.187" calcext:value-type="float">
            <text:p>21.187</text:p>
          </table:table-cell>
          <table:table-cell office:value-type="float" office:value="6.3578" calcext:value-type="float">
            <text:p>6.3578</text:p>
          </table:table-cell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39.296" calcext:value-type="float">
            <text:p>39.296</text:p>
          </table:table-cell>
          <table:table-cell office:value-type="float" office:value="31.88" calcext:value-type="float">
            <text:p>31.88</text:p>
          </table:table-cell>
          <table:table-cell office:value-type="float" office:value="20.612" calcext:value-type="float">
            <text:p>20.612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38.314" calcext:value-type="float">
            <text:p>38.314</text:p>
          </table:table-cell>
          <table:table-cell office:value-type="float" office:value="31.032" calcext:value-type="float">
            <text:p>31.032</text:p>
          </table:table-cell>
          <table:table-cell office:value-type="float" office:value="20.068" calcext:value-type="float">
            <text:p>20.068</text:p>
          </table:table-cell>
          <table:table-cell office:value-type="float" office:value="5.9746" calcext:value-type="float">
            <text:p>5.9746</text:p>
          </table:table-cell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37.383" calcext:value-type="float">
            <text:p>37.383</text:p>
          </table:table-cell>
          <table:table-cell office:value-type="float" office:value="30.229" calcext:value-type="float">
            <text:p>30.229</text:p>
          </table:table-cell>
          <table:table-cell office:value-type="float" office:value="19.552" calcext:value-type="float">
            <text:p>19.552</text:p>
          </table:table-cell>
          <table:table-cell office:value-type="float" office:value="5.8006" calcext:value-type="float">
            <text:p>5.800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36.501" calcext:value-type="float">
            <text:p>36.501</text:p>
          </table:table-cell>
          <table:table-cell office:value-type="float" office:value="29.466" calcext:value-type="float">
            <text:p>29.466</text:p>
          </table:table-cell>
          <table:table-cell office:value-type="float" office:value="19.063" calcext:value-type="float">
            <text:p>19.063</text:p>
          </table:table-cell>
          <table:table-cell office:value-type="float" office:value="5.6371" calcext:value-type="float">
            <text:p>5.6371</text:p>
          </table:table-cell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35.664" calcext:value-type="float">
            <text:p>35.664</text:p>
          </table:table-cell>
          <table:table-cell office:value-type="float" office:value="28.742" calcext:value-type="float">
            <text:p>28.742</text:p>
          </table:table-cell>
          <table:table-cell office:value-type="float" office:value="18.599" calcext:value-type="float">
            <text:p>18.599</text:p>
          </table:table-cell>
          <table:table-cell office:value-type="float" office:value="5.4833" calcext:value-type="float">
            <text:p>5.4833</text:p>
          </table:table-cell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34.868" calcext:value-type="float">
            <text:p>34.868</text:p>
          </table:table-cell>
          <table:table-cell office:value-type="float" office:value="28.054" calcext:value-type="float">
            <text:p>28.054</text:p>
          </table:table-cell>
          <table:table-cell office:value-type="float" office:value="18.157" calcext:value-type="float">
            <text:p>18.157</text:p>
          </table:table-cell>
          <table:table-cell office:value-type="float" office:value="5.3385" calcext:value-type="float">
            <text:p>5.3385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34.112" calcext:value-type="float">
            <text:p>34.112</text:p>
          </table:table-cell>
          <table:table-cell office:value-type="float" office:value="27.399" calcext:value-type="float">
            <text:p>27.399</text:p>
          </table:table-cell>
          <table:table-cell office:value-type="float" office:value="17.737" calcext:value-type="float">
            <text:p>17.737</text:p>
          </table:table-cell>
          <table:table-cell office:value-type="float" office:value="5.2021" calcext:value-type="float">
            <text:p>5.2021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3.393" calcext:value-type="float">
            <text:p>33.393</text:p>
          </table:table-cell>
          <table:table-cell office:value-type="float" office:value="26.776" calcext:value-type="float">
            <text:p>26.776</text:p>
          </table:table-cell>
          <table:table-cell office:value-type="float" office:value="17.338" calcext:value-type="float">
            <text:p>17.338</text:p>
          </table:table-cell>
          <table:table-cell office:value-type="float" office:value="5.0733" calcext:value-type="float">
            <text:p>5.0733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32.708" calcext:value-type="float">
            <text:p>32.708</text:p>
          </table:table-cell>
          <table:table-cell office:value-type="float" office:value="26.181" calcext:value-type="float">
            <text:p>26.181</text:p>
          </table:table-cell>
          <table:table-cell office:value-type="float" office:value="16.957" calcext:value-type="float">
            <text:p>16.957</text:p>
          </table:table-cell>
          <table:table-cell office:value-type="float" office:value="4.9518" calcext:value-type="float">
            <text:p>4.95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07:38:28.671708378</meta:creation-date>
    <dc:date>2024-09-16T07:42:21.039860089</dc:date>
    <meta:editing-duration>PT3M53S</meta:editing-duration>
    <meta:editing-cycles>1</meta:editing-cycles>
    <meta:generator>LibreOffice/7.3.7.2$Linux_X86_64 LibreOffice_project/30$Build-2</meta:generator>
    <meta:document-statistic meta:table-count="1" meta:cell-count="36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1cm" svg:height="13.76cm" xlink:href=".." xlink:type="simple" chart:class="chart:scatter" chart:style-name="ch1">
        <chart:title svg:x="10.099cm" svg:y="0.411cm" chart:style-name="ch2">
          <text:p>NN data </text:p>
        </chart:title>
        <chart:legend chart:legend-position="end" svg:x="19.734cm" svg:y="6.332cm" style:legend-expansion="high" chart:style-name="ch3"/>
        <chart:plot-area chart:style-name="ch4" table:cell-range-address="Sheet1.A2:Sheet1.B22 Sheet1.H2:Sheet1.H52" chart:data-source-has-labels="row" svg:x="1.453cm" svg:y="1.465cm" svg:width="17.839cm" svg:height="11.039cm">
          <chart:coordinate-region svg:x="2.445cm" svg:y="1.665cm" svg:width="16.661cm" svg:height="10.192cm"/>
          <chart:axis chart:dimension="x" chart:name="primary-x" chart:style-name="ch5">
            <chart:title svg:x="9.323cm" svg:y="12.779cm" chart:style-name="ch6">
              <text:p>Energy (MeV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7.623cm" chart:style-name="ch10">
              <text:p>XS (mb)</text:p>
            </chart:title>
            <chart:grid chart:style-name="ch7" chart:class="major"/>
          </chart:axis>
          <chart:series chart:style-name="ch11" chart:values-cell-range-address="Sheet1.B2:Sheet1.B22" loext:label-string="xavier" chart:class="chart:scatter">
            <chart:domain table:cell-range-address="Sheet1.A2:Sheet1.A22"/>
            <chart:data-point chart:repeated="21"/>
          </chart:series>
          <chart:series chart:style-name="ch12" chart:values-cell-range-address="Sheet1.H2:Sheet1.H52" loext:label-string="python" chart:class="chart:scatter">
            <chart:domain table:cell-range-address="Sheet1.G2:Sheet1.G52"/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avier</text:p>
              </table:table-cell>
              <table:table-cell office:value-type="string">
                <text:p>Column G</text:p>
              </table:table-cell>
              <table:table-cell office:value-type="string">
                <text:p>pyth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2:Sheet1.A22</svg:desc>
                </draw:g>
              </table:table-cell>
              <table:table-cell office:value-type="float" office:value="20">
                <text:p>20</text:p>
                <draw:g>
                  <svg:desc>Sheet1.B2:Sheet1.B22</svg:desc>
                </draw:g>
              </table:table-cell>
              <table:table-cell office:value-type="float" office:value="NaN">
                <text:p>NaN</text:p>
                <draw:g>
                  <svg:desc>Sheet1.G2:Sheet1.G52</svg:desc>
                </draw:g>
              </table:table-cell>
              <table:table-cell office:value-type="float" office:value="20">
                <text:p>20</text:p>
                <draw:g>
                  <svg:desc>Sheet1.H2:Sheet1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68.5">
                <text:p>868.5</text:p>
              </table:table-cell>
              <table:table-cell office:value-type="float" office:value="1">
                <text:p>1</text:p>
              </table:table-cell>
              <table:table-cell office:value-type="float" office:value="949.01">
                <text:p>949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65.36">
                <text:p>565.36</text:p>
              </table:table-cell>
              <table:table-cell office:value-type="float" office:value="2">
                <text:p>2</text:p>
              </table:table-cell>
              <table:table-cell office:value-type="float" office:value="613.08">
                <text:p>613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2.39">
                <text:p>422.39</text:p>
              </table:table-cell>
              <table:table-cell office:value-type="float" office:value="3">
                <text:p>3</text:p>
              </table:table-cell>
              <table:table-cell office:value-type="float" office:value="501.4">
                <text:p>50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35.73">
                <text:p>335.73</text:p>
              </table:table-cell>
              <table:table-cell office:value-type="float" office:value="4">
                <text:p>4</text:p>
              </table:table-cell>
              <table:table-cell office:value-type="float" office:value="415.91">
                <text:p>415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77.12">
                <text:p>277.12</text:p>
              </table:table-cell>
              <table:table-cell office:value-type="float" office:value="5">
                <text:p>5</text:p>
              </table:table-cell>
              <table:table-cell office:value-type="float" office:value="351.08">
                <text:p>351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34.83">
                <text:p>234.83</text:p>
              </table:table-cell>
              <table:table-cell office:value-type="float" office:value="6">
                <text:p>6</text:p>
              </table:table-cell>
              <table:table-cell office:value-type="float" office:value="301.54">
                <text:p>301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02.94">
                <text:p>202.94</text:p>
              </table:table-cell>
              <table:table-cell office:value-type="float" office:value="7">
                <text:p>7</text:p>
              </table:table-cell>
              <table:table-cell office:value-type="float" office:value="262.96">
                <text:p>262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78.1">
                <text:p>178.1</text:p>
              </table:table-cell>
              <table:table-cell office:value-type="float" office:value="8">
                <text:p>8</text:p>
              </table:table-cell>
              <table:table-cell office:value-type="float" office:value="232.29">
                <text:p>232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58.27">
                <text:p>158.27</text:p>
              </table:table-cell>
              <table:table-cell office:value-type="float" office:value="9">
                <text:p>9</text:p>
              </table:table-cell>
              <table:table-cell office:value-type="float" office:value="207.44">
                <text:p>207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42.1">
                <text:p>142.1</text:p>
              </table:table-cell>
              <table:table-cell office:value-type="float" office:value="10">
                <text:p>10</text:p>
              </table:table-cell>
              <table:table-cell office:value-type="float" office:value="186.96">
                <text:p>186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28.71">
                <text:p>128.71</text:p>
              </table:table-cell>
              <table:table-cell office:value-type="float" office:value="11">
                <text:p>11</text:p>
              </table:table-cell>
              <table:table-cell office:value-type="float" office:value="169.84">
                <text:p>169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117.46">
                <text:p>117.46</text:p>
              </table:table-cell>
              <table:table-cell office:value-type="float" office:value="12">
                <text:p>12</text:p>
              </table:table-cell>
              <table:table-cell office:value-type="float" office:value="155.34">
                <text:p>155.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107.89">
                <text:p>107.89</text:p>
              </table:table-cell>
              <table:table-cell office:value-type="float" office:value="13">
                <text:p>13</text:p>
              </table:table-cell>
              <table:table-cell office:value-type="float" office:value="142.92">
                <text:p>142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  <table:table-cell office:value-type="float" office:value="132.18">
                <text:p>132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93">
                <text:p>93</text:p>
              </table:table-cell>
              <table:table-cell office:value-type="float" office:value="15">
                <text:p>15</text:p>
              </table:table-cell>
              <table:table-cell office:value-type="float" office:value="122.81">
                <text:p>122.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86">
                <text:p>86</text:p>
              </table:table-cell>
              <table:table-cell office:value-type="float" office:value="16">
                <text:p>16</text:p>
              </table:table-cell>
              <table:table-cell office:value-type="float" office:value="114.58">
                <text:p>114.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81">
                <text:p>81</text:p>
              </table:table-cell>
              <table:table-cell office:value-type="float" office:value="17">
                <text:p>17</text:p>
              </table:table-cell>
              <table:table-cell office:value-type="float" office:value="107.29">
                <text:p>107.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  <table:table-cell office:value-type="float" office:value="94.989">
                <text:p>94.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  <table:table-cell office:value-type="float" office:value="20">
                <text:p>20</text:p>
              </table:table-cell>
              <table:table-cell office:value-type="float" office:value="89.76">
                <text:p>89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85.034">
                <text:p>85.0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80.744">
                <text:p>80.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6.836">
                <text:p>76.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73.262">
                <text:p>73.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69.985">
                <text:p>69.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66.971">
                <text:p>66.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64.191">
                <text:p>64.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61.62">
                <text:p>61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59.237">
                <text:p>59.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57.024">
                <text:p>57.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54.964">
                <text:p>54.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53.043">
                <text:p>53.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51.249">
                <text:p>51.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49.57">
                <text:p>49.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47.996">
                <text:p>47.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46.519">
                <text:p>46.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45.13">
                <text:p>45.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43.824">
                <text:p>43.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42.592">
                <text:p>42.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41.43">
                <text:p>41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40.333">
                <text:p>40.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39.296">
                <text:p>39.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38.314">
                <text:p>38.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7.383">
                <text:p>37.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.501">
                <text:p>36.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35.664">
                <text:p>35.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34.868">
                <text:p>34.8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34.112">
                <text:p>34.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33.393">
                <text:p>33.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32.708">
                <text:p>32.7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